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8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8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1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4"/>
    <style:style style:name="ce16" style:family="table-cell" style:parent-style-name="Default" style:data-style-name="N38"/>
    <style:style style:name="ce17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5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AFD095"/>
    </style:style>
    <style:style style:name="ce28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8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8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8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40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4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39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39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39">
      <style:text-properties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37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37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0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2" style:family="table-cell" style:parent-style-name="Excel_32_Built-in_32_Normal" style:data-style-name="N37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3" style:family="table-cell" style:parent-style-name="Excel_32_Built-in_32_Normal" style:data-style-name="N37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Excel_32_Built-in_32_Normal" style:data-style-name="N4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8" style:family="table-cell" style:parent-style-name="Default" style:data-style-name="N50"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1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37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4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6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8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9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0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5" style:family="table-cell" style:parent-style-name="Excel_32_Built-in_32_Normal" style:data-style-name="N37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1" style:family="table-cell" style:parent-style-name="Excel_32_Built-in_32_Normal" style:data-style-name="N37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2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6" style:family="table-cell" style:parent-style-name="Excel_32_Built-in_32_Normal" style:data-style-name="N3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8" style:family="table-cell" style:parent-style-name="Default" style:data-style-name="N40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9" style:family="table-cell" style:parent-style-name="Default" style:data-style-name="N40"/>
    <style:style style:name="ce120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/>
    </style:style>
    <style:style style:name="ce121" style:family="table-cell" style:parent-style-name="Default" style:data-style-name="N40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2" style:family="table-cell" style:parent-style-name="Default" style:data-style-name="N43"/>
    <style:style style:name="ce123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2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6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42"/>
    <style:style style:name="ce128" style:family="table-cell" style:parent-style-name="Default" style:data-style-name="N40"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40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1" style:family="table-cell" style:parent-style-name="Default" style:data-style-name="N42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3" style:family="table-cell" style:parent-style-name="Default" style:data-style-name="N43">
      <style:table-cell-properties fo:border-top="2pt solid #000000" fo:border-bottom="none" fo:border-left="none" fo:border-right="2pt solid #000000"/>
    </style:style>
    <style:style style:name="ce13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5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7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8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9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4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4" style:family="table-cell" style:parent-style-name="Default" style:data-style-name="N40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8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0" style:family="table-cell" style:parent-style-name="Default" style:data-style-name="N4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1" style:family="table-cell" style:parent-style-name="Default" style:data-style-name="N40">
      <style:table-cell-properties fo:background-color="#F8CBAD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3" style:family="table-cell" style:parent-style-name="Default" style:data-style-name="N40">
      <style:table-cell-properties fo:background-color="#FCE4D6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5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6" style:family="table-cell" style:parent-style-name="Default" style:data-style-name="N0">
      <style:table-cell-properties fo:background-color="#E2EFDA"/>
    </style:style>
    <style:style style:name="ce157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8" style:family="table-cell" style:parent-style-name="Default" style:data-style-name="N40">
      <style:table-cell-properties fo:background-color="#E2EFDA"/>
    </style:style>
    <style:style style:name="ce159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60" style:family="table-cell" style:parent-style-name="Default" style:data-style-name="N0">
      <style:table-cell-properties fo:background-color="#FFD966"/>
    </style:style>
    <style:style style:name="ce161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4" style:family="table-cell" style:parent-style-name="Default" style:data-style-name="N45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6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39">
      <style:table-cell-properties style:vertical-align="automatic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/>
    </style:style>
    <style:style style:name="ce169" style:family="table-cell" style:parent-style-name="Default" style:data-style-name="N4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2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4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6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7" style:family="table-cell" style:parent-style-name="Default" style:data-style-name="N0">
      <style:text-properties fo:font-size="14pt" style:font-size-asian="14pt" style:font-size-complex="14pt"/>
    </style:style>
    <style:style style:name="ce17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9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0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2" style:family="table-cell" style:parent-style-name="Default" style:data-style-name="N40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3" style:family="table-cell" style:parent-style-name="Default" style:data-style-name="N40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4" style:family="table-cell" style:parent-style-name="Default" style:data-style-name="N40">
      <style:text-properties fo:font-size="14pt" style:font-size-asian="14pt" style:font-size-complex="14pt"/>
    </style:style>
    <style:style style:name="ce185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6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7" style:family="table-cell" style:parent-style-name="Default" style:data-style-name="N40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8" style:family="table-cell" style:parent-style-name="Default" style:data-style-name="N40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8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0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1" style:family="table-cell" style:parent-style-name="Default" style:data-style-name="N40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2" style:family="table-cell" style:parent-style-name="Default" style:data-style-name="N40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4" style:family="table-cell" style:parent-style-name="Default" style:data-style-name="N47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5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7" style:family="table-cell" style:parent-style-name="Default" style:data-style-name="N43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0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2" style:family="table-cell" style:parent-style-name="Default" style:data-style-name="N40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3" style:family="table-cell" style:parent-style-name="Default" style:data-style-name="N40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6" style:family="table-cell" style:parent-style-name="Default" style:data-style-name="N47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7" style:family="table-cell" style:parent-style-name="Default" style:data-style-name="N47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8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2" style:family="table-cell" style:parent-style-name="Default" style:data-style-name="N47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3" style:family="table-cell" style:parent-style-name="Default" style:data-style-name="N47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ce214" style:family="table-cell" style:parent-style-name="Default" style:data-style-name="N40">
      <style:table-cell-properties fo:border-top="none" fo:border-bottom="none" fo:border-left="none" fo:border-right="2pt solid #000000" fo:background-color="#FFD966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7.99041666666667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27541666666667cm" style:use-optimal-column-width="true"/>
    </style:style>
    <style:style style:name="co28" style:family="table-column">
      <style:table-column-properties fo:break-before="auto" style:column-width="1.61395833333333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3.704166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1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1">
            <text:p>2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2">
            <text:p>30.07.2024</text:p>
          </table:table-cell>
          <table:table-cell office:value-type="string" table:style-name="ce13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26000" table:formula="of:=[.D41]" table:style-name="ce4">
            <text:p>26.000,00</text:p>
          </table:table-cell>
          <table:table-cell office:value-type="float" office:value="52000" table:formula="of:=[.C8]-[.D8]" table:style-name="ce4">
            <text:p>52.000,00</text:p>
          </table:table-cell>
          <table:table-cell table:style-name="ce4"/>
          <table:table-cell office:value-type="float" office:value="26000" table:formula="of:=[.D8]-[.F8]" table:style-name="ce4">
            <text:p>26.0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8]-[.D28]" table:style-name="ce4">
            <text:p>0,00</text:p>
          </table:table-cell>
          <table:table-cell table:style-name="ce4"/>
          <table:table-cell office:value-type="float" office:value="6500" table:formula="of:=[.D28]-[.F2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9]-[.D29]+[.E28]" table:style-name="ce4">
            <text:p>0,00</text:p>
          </table:table-cell>
          <table:table-cell table:style-name="ce1"/>
          <table:table-cell office:value-type="float" office:value="6500" table:formula="of:=[.D29]-[.F2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0]-[.D30]+[.E29]" table:style-name="ce4">
            <text:p>0,00</text:p>
          </table:table-cell>
          <table:table-cell table:style-name="ce1"/>
          <table:table-cell office:value-type="float" office:value="6500" table:formula="of:=[.D30]-[.F30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1]-[.D31]+[.E30]" table:style-name="ce4">
            <text:p>0,00</text:p>
          </table:table-cell>
          <table:table-cell table:style-name="ce1"/>
          <table:table-cell office:value-type="float" office:value="6500" table:formula="of:=[.D31]-[.F3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32]-[.D32]+[.E31]" table:style-name="ce4">
            <text:p>6.500,00</text:p>
          </table:table-cell>
          <table:table-cell table:style-name="ce1"/>
          <table:table-cell office:value-type="float" office:value="0" table:formula="of:=[.D32]-[.F3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33]-[.D33]+[.E32]" table:style-name="ce4">
            <text:p>13.0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34]-[.D34]+[.E33]" table:style-name="ce4">
            <text:p>19.5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35]-[.D35]+[.E34]" table:style-name="ce4">
            <text:p>26.0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6]-[.D36]+[.E35]" table:style-name="ce4">
            <text:p>32.5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7]-[.D37]+[.E36]" table:style-name="ce4">
            <text:p>39.00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8]-[.D38]+[.E37]" table:style-name="ce4">
            <text:p>45.5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2000" table:formula="of:=[.C39]-[.D39]+[.E38]" table:style-name="ce4">
            <text:p>52.0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8:.C40])" table:style-name="ce1">
            <text:p>78000</text:p>
          </table:table-cell>
          <table:table-cell office:value-type="float" office:value="26000" table:formula="of:=SUM([.D28:.D40])" table:style-name="ce1">
            <text:p>26000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2]-[.D52]" table:style-name="ce4">
            <text:p>24.000,00</text:p>
          </table:table-cell>
          <table:table-cell table:style-name="ce4"/>
          <table:table-cell office:value-type="float" office:value="0" table:formula="of:=[.D52]-[.F5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2]-[.D53]" table:style-name="ce4">
            <text:p>0,00</text:p>
          </table:table-cell>
          <table:table-cell table:style-name="ce4"/>
          <table:table-cell office:value-type="float" office:value="24000" table:formula="of:=[.D53]-[.F53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5" table:style-name="ce4"/>
          <table:table-cell table:number-columns-repeated="16377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9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0]-[.D61]" table:style-name="ce4">
            <text:p>36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1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3]-[.D64]" table:style-name="ce4">
            <text:p>32.000,00</text:p>
          </table:table-cell>
          <table:table-cell table:style-name="ce4"/>
          <table:table-cell office:value-type="float" office:value="4000" table:formula="of:=[.D64]-[.F64]" table:style-name="ce4">
            <text:p>4.000,00</text:p>
          </table:table-cell>
          <table:table-cell table:number-columns-repeated="16377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4]-[.D65]" table:style-name="ce4">
            <text:p>30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5]-[.D66]" table:style-name="ce4">
            <text:p>28.000,00</text:p>
          </table:table-cell>
          <table:table-cell table:style-name="ce4"/>
          <table:table-cell office:value-type="float" office:value="2000" table:formula="of:=[.D66]-[.F66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6]-[.D67]" table:style-name="ce4">
            <text:p>26.000,00</text:p>
          </table:table-cell>
          <table:table-cell table:style-name="ce4"/>
          <table:table-cell office:value-type="float" office:value="2000" table:formula="of:=[.D67]-[.F67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7]-[.D68]" table:style-name="ce4">
            <text:p>24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68]-[.D69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9]-[.D70]" table:style-name="ce4">
            <text:p>21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0]-[.D71]" table:style-name="ce4">
            <text:p>18.000,00</text:p>
          </table:table-cell>
          <table:table-cell table:style-name="ce4"/>
          <table:table-cell office:value-type="float" office:value="3000" table:formula="of:=[.D71]-[.F71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1]-[.D72]" table:style-name="ce4">
            <text:p>13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5-10T00:00:00" table:style-name="ce13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2]-[.D73]" table:style-name="ce4">
            <text:p>10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office:value-type="date" office:date-value="2022-05-30T00:00:00" table:style-name="ce13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3]-[.D74]" table:style-name="ce4">
            <text:p>6.000,00</text:p>
          </table:table-cell>
          <table:table-cell table:style-name="ce4"/>
          <table:table-cell office:value-type="float" office:value="4000" table:formula="of:=[.D74]-[.F74]" table:style-name="ce4">
            <text:p>4.000,00</text:p>
          </table:table-cell>
          <table:table-cell office:value-type="date" office:date-value="2022-07-05T00:00:00" table:style-name="ce13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4]-[.D75]" table:style-name="ce4">
            <text:p>1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office:value-type="date" office:date-value="2022-08-29T00:00:00" table:style-name="ce13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5]-[.D76]" table:style-name="ce4">
            <text:p>0,00</text:p>
          </table:table-cell>
          <table:table-cell table:style-name="ce4"/>
          <table:table-cell office:value-type="float" office:value="1000" table:formula="of:=[.D76]-[.F76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3:.C78])" table:style-name="ce22">
            <text:p>36.000,00</text:p>
          </table:table-cell>
          <table:table-cell office:value-type="float" office:value="36000" table:formula="of:=SUM([.D59:.D78])" table:style-name="ce22">
            <text:p>36.000,00</text:p>
          </table:table-cell>
          <table:table-cell office:value-type="float" office:value="0" table:formula="of:=[.C79]-[.D79]" table:style-name="ce23">
            <text:p>0,00</text:p>
          </table:table-cell>
          <table:table-cell office:value-type="float" office:value="0" table:formula="of:=SUM([.F59:.F78])" table:style-name="ce22">
            <text:p>0,00</text:p>
          </table:table-cell>
          <table:table-cell office:value-type="float" office:value="36000" table:formula="of:=[.D79]-[.F79]" table:style-name="ce22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79]" table:style-name="ce22">
            <text:p>36.0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1]" table:style-name="ce22">
            <text:p>36.0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6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6]*[.C87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6]+[.E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0]-[.D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1]-[.D92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2]-[.D93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3]-[.D94]" table:style-name="ce4">
            <text:p>54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4]-[.D95]" table:style-name="ce4">
            <text:p>51.000,00</text:p>
          </table:table-cell>
          <table:table-cell table:style-name="ce4"/>
          <table:table-cell office:value-type="float" office:value="3000" table:formula="of:=[.D95]-[.F9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5]-[.D96]" table:style-name="ce4">
            <text:p>48.000,00</text:p>
          </table:table-cell>
          <table:table-cell table:style-name="ce4"/>
          <table:table-cell office:value-type="float" office:value="3000" table:formula="of:=[.D96]-[.F96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6]-[.D97]" table:style-name="ce4">
            <text:p>45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7]-[.D98]" table:style-name="ce4">
            <text:p>39.000,00</text:p>
          </table:table-cell>
          <table:table-cell table:style-name="ce4"/>
          <table:table-cell office:value-type="float" office:value="6000" table:formula="of:=[.D98]-[.F98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8]-[.D99]" table:style-name="ce4">
            <text:p>32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99]-[.D100]" table:style-name="ce4">
            <text:p>32.500,00</text:p>
          </table:table-cell>
          <table:table-cell table:style-name="ce4"/>
          <table:table-cell office:value-type="float" office:value="0" table:formula="of:=[.D100]-[.F10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0]-[.D101]" table:style-name="ce4">
            <text:p>26.0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1]-[.D102]" table:style-name="ce4">
            <text:p>19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2]-[.D103]" table:style-name="ce4">
            <text:p>13.000,00</text:p>
          </table:table-cell>
          <table:table-cell table:style-name="ce4"/>
          <table:table-cell office:value-type="float" office:value="6500" table:formula="of:=[.D103]-[.F103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3]-[.D104]" table:style-name="ce4">
            <text:p>6.5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4]-[.D105]" table:style-name="ce4">
            <text:p>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21]-[.D22]+[.C22]" table:style-name="ce4">
            <text:p>2.8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2]-[.D23]+[.C23]" table:style-name="ce4">
            <text:p>5.6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3]-[.D24]+[.C24]" table:style-name="ce4">
            <text:p>8.4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1200" table:formula="of:=[.E24]-[.D25]+[.C25]" table:style-name="ce4">
            <text:p>11.2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27350" table:formula="of:=SUM([.D8:.D26])" table:style-name="ce22">
            <text:p>27.350,00</text:p>
          </table:table-cell>
          <table:table-cell office:value-type="float" office:value="2800" table:formula="of:=[.E22]" table:style-name="ce4">
            <text:p>2.80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27350" table:formula="of:=[.D27]-[.F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7350" table:formula="of:=[.G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7350" table:formula="of:=[.G29]*[.$F$31]" table:style-name="ce22">
            <text:p>27.3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" table:number-columns-repeated="1017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4">
        <table:table-column table:style-name="co17" table:default-cell-style-name="ce63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1" table:default-cell-style-name="ce67"/>
        <table:table-column table:style-name="co21" table:default-cell-style-name="ce67"/>
        <table:table-column table:style-name="co22" table:default-cell-style-name="ce65"/>
        <table:table-column table:style-name="co5" table:default-cell-style-name="ce65"/>
        <table:table-column table:style-name="co23" table:number-columns-repeated="56" table:default-cell-style-name="ce67"/>
        <table:table-column table:style-name="co1" table:number-columns-repeated="959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2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2">
            <text:p>* Bu bilgiler şirkette aylık dönen paranın anlaşılabilmesi için verilmiştir.</text:p>
          </table:table-cell>
          <table:table-cell table:number-columns-repeated="3" table:style-name="ce83"/>
          <table:table-cell table:style-name="ce84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HACI ALACAK</text:p>
          </table:table-cell>
          <table:table-cell office:value-type="string" table:style-name="ce85">
            <text:p>Bakiye</text:p>
          </table:table-cell>
          <table:table-cell office:value-type="string" table:style-name="ce85">
            <text:p>TL – usd</text:p>
          </table:table-cell>
          <table:table-cell office:value-type="string" table:style-name="ce85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TL</text:p>
          </table:table-cell>
          <table:table-cell office:value-type="string" table:style-name="ce85">
            <text:p>TL</text:p>
          </table:table-cell>
          <table:table-cell table:style-name="ce85"/>
          <table:table-cell office:value-type="string" table:style-name="ce85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6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8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9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5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86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86"/>
          <table:table-cell table:style-name="ce67"/>
          <table:table-cell table:style-name="ce39"/>
          <table:table-cell table:style-name="ce65"/>
          <table:table-cell office:value-type="string" table:style-name="ce89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90"/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90"/>
          <table:table-cell office:value-type="string" table:style-name="ce91">
            <text:p>2017 yılı sonu</text:p>
          </table:table-cell>
          <table:table-cell table:number-columns-repeated="2" table:style-name="ce90"/>
          <table:table-cell office:value-type="string" table:style-name="ce92">
            <text:p>hacının KALAN alacağı USD</text:p>
          </table:table-cell>
          <table:table-cell office:value-type="float" office:value="126562.54329979848" table:formula="of:=[.F34]+[.F38]" table:style-name="ce93">
            <text:p>126.562,54</text:p>
          </table:table-cell>
          <table:table-cell table:style-name="ce85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9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4">
            <text:p>DOĞUŞ TİCARET KAPANIŞ HESABI 2017</text:p>
          </table:table-cell>
          <table:table-cell table:style-name="ce95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sanayi boya dükkan masrafı mermer-alçıpan Ali Balcı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hacı bağkur borcu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Envanter satış kdv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maliye kapanışta verg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6">
            <text:p>Firmalara ölan borçlar (yana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Firmalara olan borçlar (diğe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8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9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0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6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nazana ait esnaf koop aidat ödemesi <text:s text:c="4"/>15-2-2016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3 2014 gelir vergisi farkı ankaradaki ev kira vergis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kümbet ev yalıtım hesabı * 100m2*60 TL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1">
            <text:p>DOĞUŞ KAPANIŞTA NAZAN BALCININ BORCU</text:p>
          </table:table-cell>
          <table:table-cell table:style-name="ce102"/>
          <table:table-cell office:value-type="string" table:style-name="ce103">
            <text:p>TL</text:p>
          </table:table-cell>
          <table:table-cell table:style-name="ce104"/>
          <table:table-cell office:value-type="float" office:value="-141563.54999999999" table:formula="of:=[.F58]+[.E59]" table:style-name="ce105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6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7">
            <text:p>Doğuş Kapanışta Toplam Borç</text:p>
          </table:table-cell>
          <table:table-cell table:style-name="ce108"/>
          <table:table-cell table:style-name="ce109"/>
          <table:table-cell table:style-name="ce110"/>
          <table:table-cell office:value-type="float" office:value="-272920.09999999998" table:formula="of:=[.F59]+[.F62]" table:style-name="ce111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5"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9" table:default-cell-style-name="ce1"/>
        <table:table-row table:style-name="ro1">
          <table:table-cell table:style-name="ce113"/>
          <table:table-cell table:number-columns-repeated="2" table:style-name="ce114"/>
          <table:table-cell office:value-type="date" office:date-value="2023-11-03T00:00:00" table:number-columns-spanned="2" table:number-rows-spanned="1" table:style-name="ce167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3"/>
          <table:table-cell table:number-columns-repeated="3" table:style-name="ce114"/>
          <table:table-cell table:number-columns-repeated="16380" table:style-name="ce1"/>
        </table:table-row>
        <table:table-row table:style-name="ro1">
          <table:table-cell office:value-type="string" table:style-name="ce115">
            <text:p>Doğuşa Olan Borçlar</text:p>
          </table:table-cell>
          <table:table-cell table:number-columns-repeated="3" table:style-name="ce114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6">
            <text:p>Nazan – Hakanın doğuştan ödenen borçlar</text:p>
          </table:table-cell>
          <table:table-cell office:value-type="float" office:value="143534.12" table:formula="of:=['01-03-HAKAN'.F159]" table:style-name="ce116">
            <text:p>143.534,12</text:p>
          </table:table-cell>
          <table:table-cell office:value-type="float" office:value="1.4427171015989599" table:formula="of:=[.B4]/[.D4]" table:style-name="ce117">
            <text:p>1,44</text:p>
          </table:table-cell>
          <table:table-cell office:value-type="currency" office:value="99488.749277957177" table:formula="of:=['01-03-HAKAN'.F181]" table:style-name="ce118">
            <text:p>$99.488,75</text:p>
          </table:table-cell>
          <table:table-cell office:value-type="currency" office:value="99488.749277957177" table:formula="of:=[.D4]" table:style-name="ce119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Nazan – Doğuş kapanış borcu ½</text:p>
          </table:table-cell>
          <table:table-cell office:value-type="currency" office:value="141563.54999999999" table:formula="of:=['01-01-DGS'.F59]*-1" table:style-name="ce120">
            <text:p>₺141.563,55</text:p>
          </table:table-cell>
          <table:table-cell office:value-type="float" office:value="3.55" table:style-name="ce117">
            <text:p>3,55</text:p>
          </table:table-cell>
          <table:table-cell office:value-type="currency" office:value="39877.056338028167" table:formula="of:=[.B5]/[.C5]" table:style-name="ce121">
            <text:p>$39.877,06</text:p>
          </table:table-cell>
          <table:table-cell office:value-type="currency" office:value="139365.80561598536" table:formula="of:=[.E4]+[.D5]" table:style-name="ce122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ş borcu ½</text:p>
          </table:table-cell>
          <table:table-cell office:value-type="currency" office:value="131356.54999999999" table:formula="of:=['01-01-DGS'.F61]*-1" table:style-name="ce120">
            <text:p>₺131.356,55</text:p>
          </table:table-cell>
          <table:table-cell office:value-type="float" office:value="3.55" table:style-name="ce117">
            <text:p>3,55</text:p>
          </table:table-cell>
          <table:table-cell office:value-type="currency" office:value="37001.845070422532" table:formula="of:=[.B6]/[.C6]" table:style-name="ce123">
            <text:p>$37.001,85</text:p>
          </table:table-cell>
          <table:table-cell office:value-type="currency" office:value="176367.6506864079" table:formula="of:=[.E5]+[.D6]" table:style-name="ce122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ALACAK TOPLAMI</text:p>
          </table:table-cell>
          <table:table-cell office:value-type="currency" office:value="416454.22" table:formula="of:=SUM([.B4:.B6])" table:style-name="ce125">
            <text:p>₺416.454,22</text:p>
          </table:table-cell>
          <table:table-cell table:style-name="ce117"/>
          <table:table-cell office:value-type="currency" office:value="176367.6506864079" table:formula="of:=SUM([.D4:.D6])" table:style-name="ce126">
            <text:p>$176.367,65</text:p>
          </table:table-cell>
          <table:table-cell table:style-name="ce122"/>
          <table:table-cell table:number-columns-repeated="16379"/>
        </table:table-row>
        <table:table-row table:style-name="ro11">
          <table:table-cell table:style-name="ce114"/>
          <table:table-cell table:style-name="ce125"/>
          <table:table-cell table:style-name="ce117"/>
          <table:table-cell table:style-name="ce126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5">
            <text:p>Doğuşun Borçları</text:p>
          </table:table-cell>
          <table:table-cell table:style-name="ce120"/>
          <table:table-cell table:style-name="ce117"/>
          <table:table-cell table:style-name="ce114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4">
            <text:p>Hacı – MUSTAFA BALCIdan doğuşa verilen-2007</text:p>
          </table:table-cell>
          <table:table-cell office:value-type="currency" office:value="50000" table:style-name="ce120">
            <text:p>₺50.000,00</text:p>
          </table:table-cell>
          <table:table-cell office:value-type="float" office:value="1.31" table:style-name="ce117">
            <text:p>1,31</text:p>
          </table:table-cell>
          <table:table-cell office:value-type="currency" office:value="38167.938931297707" table:formula="of:=[.B10]/[.C10]" table:style-name="ce123">
            <text:p>$38.167,94</text:p>
          </table:table-cell>
          <table:table-cell office:value-type="currency" office:value="138199.71175511018" table:formula="of:=[.E6]+[.D10]*-1" table:style-name="ce122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rken hacının ödediği-2017</text:p>
          </table:table-cell>
          <table:table-cell office:value-type="currency" office:value="272920.09999999998" table:formula="of:=['01-01-DGS'.F64]*-1" table:style-name="ce120">
            <text:p>₺272.920,10</text:p>
          </table:table-cell>
          <table:table-cell office:value-type="float" office:value="3.55" table:style-name="ce117">
            <text:p>3,55</text:p>
          </table:table-cell>
          <table:table-cell office:value-type="currency" office:value="76878.901408450707" table:formula="of:=[.B11]/[.C11]" table:style-name="ce123">
            <text:p>$76.878,90</text:p>
          </table:table-cell>
          <table:table-cell office:value-type="currency" office:value="61320.810346659477" table:formula="of:=[.E10]+[.D11]*-1" table:style-name="ce122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BORÇ TOPLAMI</text:p>
          </table:table-cell>
          <table:table-cell office:value-type="currency" office:value="322920.09999999998" table:formula="of:=SUM([.B10:.B11])" table:style-name="ce125">
            <text:p>₺322.920,10</text:p>
          </table:table-cell>
          <table:table-cell table:style-name="ce117"/>
          <table:table-cell office:value-type="currency" office:value="115046.84033974842" table:formula="of:=SUM([.D10:.D11])" table:style-name="ce126">
            <text:p>$115.046,84</text:p>
          </table:table-cell>
          <table:table-cell office:value-type="currency" office:value="61320.810346659477" table:formula="of:=[.E11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17"/>
          <table:table-cell table:style-name="ce1"/>
          <table:table-cell office:value-type="currency" office:value="61320.810346659477" table:formula="of:=[.E12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2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7"/>
          <table:table-cell table:style-name="ce1"/>
          <table:table-cell table:style-name="ce126"/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8">
            <text:p>$30.660,41</text:p>
          </table:table-cell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9">
            <text:p>$30.660,41</text:p>
          </table:table-cell>
          <table:table-cell table:style-name="ce122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9"/>
          <table:table-cell table:style-name="ce122"/>
          <table:table-cell table:number-columns-repeated="16379"/>
        </table:table-row>
        <table:table-row table:style-name="ro1">
          <table:table-cell office:value-type="string" table:style-name="ce130">
            <text:p>İnşaat HESABI</text:p>
          </table:table-cell>
          <table:table-cell table:style-name="ce131"/>
          <table:table-cell table:number-columns-repeated="2" table:style-name="ce132"/>
          <table:table-cell table:style-name="ce133"/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Nazanın fazladan aldığı ,nşaat hissesi – Daire ½</text:p>
          </table:table-cell>
          <table:table-cell office:value-type="currency" office:value="40000" table:style-name="ce136">
            <text:p>₺40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28571.428571428572" table:formula="of:=[.C21]/[.D21]" table:style-name="ce137">
            <text:p>$28.571,43</text:p>
          </table:table-cell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Hacının fazladan aldığı dükkan hissesi – Dükkan ½</text:p>
          </table:table-cell>
          <table:table-cell office:value-type="currency" office:value="15000" table:style-name="ce138">
            <text:p>₺15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-10714.285714285716" table:formula="of:=[.C22]/[.D22]*-1" table:style-name="ce139">
            <text:p>-$10.714,29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41"/>
          <table:table-cell table:style-name="ce142"/>
          <table:table-cell office:value-type="string" table:style-name="ce143">
            <text:p>İnşaat hesabından hacının alacağı</text:p>
          </table:table-cell>
          <table:table-cell office:value-type="currency" office:value="17857.142857142855" table:formula="of:=SUM([.E21:.E22])" table:style-name="ce144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5"/>
          <table:table-cell table:style-name="ce95"/>
          <table:table-cell table:style-name="ce146"/>
          <table:table-cell table:style-name="ce95"/>
          <table:table-cell table:style-name="ce147"/>
          <table:table-cell table:number-columns-repeated="16379"/>
        </table:table-row>
        <table:table-row table:style-name="ro1">
          <table:table-cell office:value-type="string" table:style-name="ce148">
            <text:p>nazanın toplam borcu</text:p>
          </table:table-cell>
          <table:table-cell table:style-name="ce1"/>
          <table:table-cell office:value-type="string" table:style-name="ce149">
            <text:p>hakandan</text:p>
          </table:table-cell>
          <table:table-cell office:value-type="currency" office:value="-99488.749277957177" table:formula="of:=[.D4]*-1" table:style-name="ce118">
            <text:p>-$99.488,75</text:p>
          </table:table-cell>
          <table:table-cell office:value-type="currency" office:value="-99488.749277957177" table:formula="of:=[.D27]" table:style-name="ce150">
            <text:p>-$99.488,75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49">
            <text:p>doğuştan</text:p>
          </table:table-cell>
          <table:table-cell office:value-type="currency" office:value="-39877.056338028167" table:formula="of:=[.D5]*-1" table:style-name="ce151">
            <text:p>-$39.877,06</text:p>
          </table:table-cell>
          <table:table-cell office:value-type="currency" office:value="-139365.80561598536" table:formula="of:=[.E27]+[.D28]" table:style-name="ce150">
            <text:p>-$139.365,81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52">
            <text:p>inşaattan</text:p>
          </table:table-cell>
          <table:table-cell office:value-type="currency" office:value="-17857.142857142855" table:formula="of:=[.E23]*-1" table:style-name="ce153">
            <text:p>-$17.857,14</text:p>
          </table:table-cell>
          <table:table-cell office:value-type="currency" office:value="-157222.9484731282" table:formula="of:=[.E28]+[.D29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5"/>
          <table:table-cell table:style-name="ce156"/>
          <table:table-cell office:value-type="string" table:style-name="ce157">
            <text:p>nazanın doğuş kapanışta doğuşun varlığının yarısı</text:p>
          </table:table-cell>
          <table:table-cell office:value-type="currency" office:value="30660.405173329738" table:formula="of:=[.D16]" table:style-name="ce158">
            <text:p>$30.660,41</text:p>
          </table:table-cell>
          <table:table-cell office:value-type="currency" office:value="-126562.54329979846" table:formula="of:=[.E30]+[.D31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table:style-name="ce149"/>
          <table:table-cell table:style-name="ce119"/>
          <table:table-cell office:value-type="currency" office:value="-126562.54329979846" table:formula="of:=[.E31]+[.D32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59"/>
          <table:table-cell table:style-name="ce160"/>
          <table:table-cell office:value-type="string" table:style-name="ce161">
            <text:p>nazanın toplam borcu = hakan + doğuş kapanış + inşaat hesabı</text:p>
          </table:table-cell>
          <table:table-cell table:style-name="ce162"/>
          <table:table-cell office:value-type="currency" office:value="-126562.54329979846" table:formula="of:=[.E32]+[.D33]" table:style-name="ce214">
            <text:p>-$126.562,54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08"/>
          <table:table-cell office:value-type="string" table:style-name="ce163">
            <text:p>hakanın doğuşa olan toplam borç içindeki payı</text:p>
          </table:table-cell>
          <table:table-cell office:value-type="percentage" office:value="-0.7860836759758415" table:formula="of:=[.D4]/[.E33]" table:style-name="ce164">
            <text:p>-%78,61</text:p>
          </table:table-cell>
          <table:table-cell table:style-name="ce16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6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9" table:default-cell-style-name="ce1"/>
        <table:table-row table:style-name="ro1">
          <table:table-cell table:style-name="ce168"/>
          <table:table-cell table:number-columns-repeated="2" table:style-name="ce1"/>
          <table:table-cell table:style-name="ce169"/>
          <table:table-cell office:value-type="date" office:date-value="2023-11-04T00:00:00" table:style-name="ce66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70"/>
          <table:table-cell office:value-type="string" table:style-name="ce171">
            <text:p>1203 m2 SANAYİ Arsa Değeri<text:s/></text:p>
          </table:table-cell>
          <table:table-cell office:value-type="currency" office:value="450000" table:style-name="ce172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73"/>
          <table:table-cell table:style-name="ce174"/>
          <table:table-cell office:value-type="string" table:style-name="ce175">
            <text:p>Nazan</text:p>
          </table:table-cell>
          <table:table-cell office:value-type="string" table:style-name="ce176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71"/>
          <table:table-cell table:number-columns-repeated="2" table:style-name="ce177"/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8">
            <text:p>2007 hisse oranları</text:p>
          </table:table-cell>
          <table:table-cell office:value-type="percentage" office:value="0.5" table:style-name="ce179">
            <text:p>50%</text:p>
          </table:table-cell>
          <table:table-cell office:value-type="percentage" office:value="0.5" table:style-name="ce180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81">
            <text:p>2007 hisse değerleri</text:p>
          </table:table-cell>
          <table:table-cell office:value-type="currency" office:value="225000" table:formula="of:=[.E3]*0.5" table:style-name="ce182">
            <text:p>$225.000,00</text:p>
          </table:table-cell>
          <table:table-cell office:value-type="currency" office:value="225000" table:formula="of:=[.E3]*0.5" table:style-name="ce183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71"/>
          <table:table-cell table:number-columns-repeated="2" table:style-name="ce184"/>
          <table:table-cell table:number-columns-repeated="16379"/>
        </table:table-row>
        <table:table-row table:style-name="ro15">
          <table:table-cell table:style-name="ce1"/>
          <table:table-cell table:style-name="ce185"/>
          <table:table-cell office:value-type="string" table:style-name="ce186">
            <text:p>2017 DOĞUŞ hesap kapama sonucu</text:p>
          </table:table-cell>
          <table:table-cell office:value-type="currency" office:value="-126562.54329979846" table:formula="of:=['01-02-DGS'.E33]" table:style-name="ce187">
            <text:p>-$126.562,54</text:p>
          </table:table-cell>
          <table:table-cell office:value-type="currency" office:value="126562.54329979846" table:formula="of:=[.D9]*-1" table:style-name="ce188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189"/>
          <table:table-cell office:value-type="string" table:style-name="ce190">
            <text:p>nazanın borcu arsa hissesinden düşüldü <text:s text:c="43"/>I <text:s text:c="51"/>V</text:p>
          </table:table-cell>
          <table:table-cell office:value-type="string" table:style-name="ce190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8">
            <text:p>2017 hesap sonrası hisse değerleri</text:p>
          </table:table-cell>
          <table:table-cell office:value-type="currency" office:value="98437.456700201539" table:formula="of:=SUM([.D7:.D9])" table:style-name="ce191">
            <text:p>$98.437,46</text:p>
          </table:table-cell>
          <table:table-cell office:value-type="currency" office:value="351562.54329979845" table:formula="of:=SUM([.E7:.E9])" table:style-name="ce192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93">
            <text:p>2017 hesap sonrası hisse oranları</text:p>
          </table:table-cell>
          <table:table-cell office:value-type="percentage" office:value="0.21874990377822565" table:formula="of:=[.D11]/[.E3]" table:style-name="ce194">
            <text:p>21,8750%</text:p>
          </table:table-cell>
          <table:table-cell office:value-type="percentage" office:value="0.78125009622177433" table:formula="of:=[.E11]/[.E3]" table:style-name="ce195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196"/>
          <table:table-cell table:style-name="ce197"/>
          <table:table-cell office:value-type="string" table:style-name="ce189">
            <text:p>'[02-23-sny.ods]02-13-BAKIYE'!$AC$28</text:p>
          </table:table-cell>
          <table:table-cell office:value-type="string" table:style-name="ce190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98">
            <text:p>2019-22 kira gelirleri</text:p>
          </table:table-cell>
          <table:table-cell office:value-type="currency" office:value="7485.3" table:style-name="ce191">
            <text:p>$7.485,30</text:p>
          </table:table-cell>
          <table:table-cell office:value-type="currency" office:value="-7485.3" table:formula="of:=[.D14]*-1" table:style-name="ce192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99">
            <text:p>2019-22 kira gelirleri % si</text:p>
          </table:table-cell>
          <table:table-cell office:value-type="percentage" office:value="1.663400000000001E-2" table:formula="of:=[.D18]-[.D12]" table:style-name="ce194">
            <text:p>1,6634%</text:p>
          </table:table-cell>
          <table:table-cell office:value-type="percentage" office:value="-1.6633999999999927E-2" table:formula="of:=[.E18]-[.E12]" table:style-name="ce200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196"/>
          <table:table-cell table:style-name="ce197"/>
          <table:table-cell office:value-type="string" table:style-name="ce190">
            <text:p>hacının tahsil ettiği 2019-22 kira gelirleri nazanın hissesine eklendi <text:s text:c="43"/>I <text:s text:c="51"/>V</text:p>
          </table:table-cell>
          <table:table-cell office:value-type="string" table:style-name="ce190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1"/>
          <table:table-cell office:value-type="string" table:style-name="ce171">
            <text:p>2022 kira gelirleri eklenmiş hisse değerleri</text:p>
          </table:table-cell>
          <table:table-cell office:value-type="currency" office:value="105922.75670020154" table:formula="of:=[.D11]+[.D14]" table:style-name="ce202">
            <text:p>$105.922,76</text:p>
          </table:table-cell>
          <table:table-cell office:value-type="currency" office:value="344077.24329979846" table:formula="of:=[.E11]+[.E14]" table:style-name="ce203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04"/>
          <table:table-cell office:value-type="string" table:style-name="ce205">
            <text:p>2022 kira gelirleri eklenmiş <text:s/>hisse oranları</text:p>
          </table:table-cell>
          <table:table-cell office:value-type="percentage" office:value="0.23538390377822566" table:formula="of:=[.D17]/[.E3]" table:style-name="ce206">
            <text:p>23,5384%</text:p>
          </table:table-cell>
          <table:table-cell office:value-type="percentage" office:value="0.7646160962217744" table:formula="of:=[.E17]/[.E3]" table:style-name="ce207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8">
            <text:p>2023 ve sonrası hesaplar için uygulanacak<text:s/></text:p>
          </table:table-cell>
          <table:table-cell table:style-name="ce209"/>
          <table:table-cell table:style-name="ce95"/>
          <table:table-cell table:style-name="ce147"/>
          <table:table-cell table:number-columns-repeated="16379"/>
        </table:table-row>
        <table:table-row table:style-name="ro21">
          <table:table-cell/>
          <table:table-cell office:value-type="string" table:style-name="ce210">
            <text:p>SON HİSSE ORANLARI</text:p>
          </table:table-cell>
          <table:table-cell table:style-name="ce211"/>
          <table:table-cell office:value-type="percentage" office:value="0.23538390377822566" table:formula="of:=[.D18]" table:style-name="ce212">
            <text:p>23,5384%</text:p>
          </table:table-cell>
          <table:table-cell office:value-type="percentage" office:value="0.7646160962217744" table:formula="of:=[.E18]" table:style-name="ce213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ASIM 2023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min-integer-digits="1"/>
    </number:number-style>
    <number:number-style style:name="N37" number:language="tr" number:country="TR">
      <number:number number:decimal-places="2" number:min-decimal-places="2" number:min-integer-digits="1" number:grouping="true"/>
    </number:number-style>
    <number:date-style style:name="N38">
      <number:day/>
      <number:text>.</number:text>
      <number:month number:style="long"/>
      <number:text>.</number:text>
      <number:year number:style="long"/>
    </number:date-style>
    <number:date-style style:name="N39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date-style style:name="N44">
      <number:day/>
      <number:text>.</number:text>
      <number:month number:textual="true"/>
    </number:date-style>
    <number:percentage-style style:name="N45">
      <number:text>%</number:text>
      <number:number number:decimal-places="2" number:min-decimal-places="2" number:min-integer-digits="1"/>
    </number:percentage-style>
    <number:date-style style:name="N46">
      <number:month number:textual="true"/>
      <number:text>.</number:text>
      <number:year/>
    </number:date-style>
    <number:percentage-style style:name="N47">
      <number:number number:decimal-places="4" number:min-decimal-places="4" number:min-integer-digits="1"/>
      <number:text>%</number:text>
    </number:percentage-style>
    <number:number-style style:name="N48P0">
      <number:text>-</number:text>
      <number:number number:decimal-places="2" number:min-decimal-places="2" number:min-integer-digits="1" number:grouping="true"/>
    </number:number-style>
    <number:number-style style:name="N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8P0"/>
    </number:number-style>
    <number:percentage-style style:name="N49" number:language="tr" number:country="TR">
      <number:text>%</number:text>
      <number:number number:decimal-places="2" number:min-decimal-places="2" number:min-integer-digits="1"/>
    </number:percentage-style>
    <number:number-style style:name="N50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4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22T07:13:09Z</dc:date>
    <meta:print-date>2023-11-04T12:06:32Z</meta:print-date>
    <meta:editing-cycles>230</meta:editing-cycles>
    <meta:editing-duration>PT27528S</meta:editing-duration>
  </office:meta>
</office:document-meta>
</file>